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3e42" officeooo:paragraph-rsid="00053e42"/>
    </style:style>
    <style:style style:name="P2" style:family="paragraph" style:parent-style-name="Standard">
      <style:paragraph-properties fo:text-align="start" style:justify-single-word="false"/>
      <style:text-properties officeooo:rsid="00053e42" officeooo:paragraph-rsid="00053e42"/>
    </style:style>
    <style:style style:name="P3" style:family="paragraph" style:parent-style-name="Standard">
      <style:paragraph-properties fo:text-align="center" style:justify-single-word="false"/>
      <style:text-properties officeooo:rsid="00053e42" officeooo:paragraph-rsid="00053e42"/>
    </style:style>
    <style:style style:name="P4" style:family="paragraph" style:parent-style-name="Standard">
      <style:paragraph-properties fo:text-align="start" style:justify-single-word="false"/>
      <style:text-properties officeooo:paragraph-rsid="00053e42"/>
    </style:style>
    <style:style style:name="T1" style:family="text">
      <style:text-properties officeooo:rsid="0005cd9f"/>
    </style:style>
    <style:style style:name="T2" style:family="text">
      <style:text-properties officeooo:rsid="00053e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stone 2 Ideas</text:p>
      <text:p text:style-name="P1"/>
      <text:p text:style-name="P4"><text:span text:style-name="T1">1</text:span><text:span text:style-name="T2">. </text:span><text:span text:style-name="T1">Fight data analysis: the goal of this project will be to analyze fight data derived from around 3600 documented fights and determine what factors can influence the outcome of the fight. The variables of the dataset include ‘tale of the tape’ details such as the height, weight, and reach of each fighter as well as the details of each fight such as the number of strikes thrown, takedowns attempted, submissions attempted, etc in addition to the outcome. The practical applications of this project include calculating betting odds, understanding what aspects of the sport to focus on, and providing general insights into the sport of MMA.</text:span></text:p>
      <text:p text:style-name="P4"/>
      <text:p text:style-name="P4"/>
      <text:p text:style-name="P1"/>
      <text:p text:style-name="P1"/>
      <text:p text:style-name="P1"/>
      <text:p text:style-name="P2">1. Competitive Pokemon Analysis: use in-game statistics of Pokemon (stats, abilities, type, moveset, ect) to determine its competitive ranking and popularity.</text:p>
      <text:p text:style-name="P2"/>
      <text:p text:style-name="P2">2. Doom Crossing image analysis: determine whether an image is Animal Crossing, Doom, or both.</text:p>
      <text:p text:style-name="P2"/>
      <text:p text:style-name="P2">3. Sports image analysis: determine whether an image depicts a ball or non-ball sport.</text:p>
      <text:p text:style-name="P2"/>
      <text:p text:style-name="P2">4. <text:s/>Fight analysis: find out if there is any relationship between actions taken in a fight and victory.</text:p>
      <text:p text:style-name="P2"/>
      <text:p text:style-name="P2">5. Userbenchmark ranking analysis: find what attributes of a computer component, if any, predict its ranking on the Userbenchmark leaderbo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6:18:28.916637074</meta:creation-date>
    <dc:date>2020-08-23T21:48:22.774514775</dc:date>
    <meta:editing-duration>PT2M49S</meta:editing-duration>
    <meta:editing-cycles>2</meta:editing-cycles>
    <meta:generator>LibreOffice/6.4.4.2$Linux_X86_64 LibreOffice_project/40$Build-2</meta:generator>
    <meta:document-statistic meta:table-count="0" meta:image-count="0" meta:object-count="0" meta:page-count="1" meta:paragraph-count="7" meta:word-count="197" meta:character-count="1240" meta:non-whitespace-character-count="1049"/>
  </office:meta>
</office:document-meta>
</file>